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3ee03" officeooo:paragraph-rsid="0003ee03" style:font-weight-asian="bold" style:font-weight-complex="bold"/>
    </style:style>
    <style:style style:name="P2" style:family="paragraph" style:parent-style-name="Standard" style:list-style-name="L4">
      <style:text-properties fo:font-weight="bold" officeooo:rsid="0003ee03" officeooo:paragraph-rsid="0003ee03" style:font-weight-asian="bold" style:font-weight-complex="bold"/>
    </style:style>
    <style:style style:name="P3" style:family="paragraph" style:parent-style-name="Standard">
      <style:text-properties fo:font-weight="bold" officeooo:rsid="000685ff" officeooo:paragraph-rsid="000685ff" style:font-weight-asian="bold" style:font-weight-complex="bold"/>
    </style:style>
    <style:style style:name="P4" style:family="paragraph" style:parent-style-name="Standard">
      <style:text-properties fo:font-weight="bold" officeooo:rsid="000930b2" officeooo:paragraph-rsid="000930b2" style:font-weight-asian="bold" style:font-weight-complex="bold"/>
    </style:style>
    <style:style style:name="P5" style:family="paragraph" style:parent-style-name="Standard">
      <style:text-properties fo:font-weight="bold" officeooo:rsid="0009a2f0" officeooo:paragraph-rsid="0009a2f0" style:font-weight-asian="bold" style:font-weight-complex="bold"/>
    </style:style>
    <style:style style:name="P6" style:family="paragraph" style:parent-style-name="Standard">
      <style:text-properties fo:font-weight="bold" officeooo:rsid="000b70ed" officeooo:paragraph-rsid="000b70ed" style:font-weight-asian="bold" style:font-weight-complex="bold"/>
    </style:style>
    <style:style style:name="P7" style:family="paragraph" style:parent-style-name="Standard">
      <style:text-properties fo:font-weight="bold" officeooo:rsid="000e646e" officeooo:paragraph-rsid="000e646e" style:font-weight-asian="bold" style:font-weight-complex="bold"/>
    </style:style>
    <style:style style:name="P8" style:family="paragraph" style:parent-style-name="Standard">
      <style:text-properties fo:font-weight="bold" officeooo:rsid="000f84a2" officeooo:paragraph-rsid="000f84a2" style:font-weight-asian="bold" style:font-weight-complex="bold"/>
    </style:style>
    <style:style style:name="P9" style:family="paragraph" style:parent-style-name="Standard">
      <style:text-properties fo:font-weight="bold" officeooo:rsid="001298bb" officeooo:paragraph-rsid="001298bb" style:font-weight-asian="bold" style:font-weight-complex="bold"/>
    </style:style>
    <style:style style:name="P10" style:family="paragraph" style:parent-style-name="Standard">
      <style:text-properties fo:font-weight="bold" officeooo:rsid="0015a6a7" officeooo:paragraph-rsid="0015a6a7" style:font-weight-asian="bold" style:font-weight-complex="bold"/>
    </style:style>
    <style:style style:name="P11" style:family="paragraph" style:parent-style-name="Standard">
      <style:text-properties fo:font-weight="bold" officeooo:rsid="00175dc0" officeooo:paragraph-rsid="00175dc0" style:font-weight-asian="bold" style:font-weight-complex="bold"/>
    </style:style>
    <style:style style:name="P12" style:family="paragraph" style:parent-style-name="Standard">
      <style:text-properties fo:font-weight="bold" officeooo:rsid="00191675" officeooo:paragraph-rsid="00191675" style:font-weight-asian="bold" style:font-weight-complex="bold"/>
    </style:style>
    <style:style style:name="P13" style:family="paragraph" style:parent-style-name="Standard">
      <style:text-properties fo:font-weight="bold" officeooo:rsid="00193893" officeooo:paragraph-rsid="00193893" style:font-weight-asian="bold" style:font-weight-complex="bold"/>
    </style:style>
    <style:style style:name="P14" style:family="paragraph" style:parent-style-name="Standard">
      <style:text-properties fo:font-weight="bold" officeooo:rsid="001b0815" officeooo:paragraph-rsid="001b0815" style:font-weight-asian="bold" style:font-weight-complex="bold"/>
    </style:style>
    <style:style style:name="P15" style:family="paragraph" style:parent-style-name="Standard">
      <style:text-properties fo:font-weight="bold" officeooo:rsid="002007d9" officeooo:paragraph-rsid="002007d9" style:font-weight-asian="bold" style:font-weight-complex="bold"/>
    </style:style>
    <style:style style:name="P16" style:family="paragraph" style:parent-style-name="Standard" style:list-style-name="L3">
      <style:text-properties officeooo:paragraph-rsid="0003ee03"/>
    </style:style>
    <style:style style:name="P17" style:family="paragraph" style:parent-style-name="Standard" style:list-style-name="L3">
      <style:text-properties officeooo:rsid="0003ee03" officeooo:paragraph-rsid="0003ee03"/>
    </style:style>
    <style:style style:name="P18" style:family="paragraph" style:parent-style-name="Standard">
      <style:text-properties officeooo:rsid="0003ee03" officeooo:paragraph-rsid="0003ee03"/>
    </style:style>
    <style:style style:name="P19" style:family="paragraph" style:parent-style-name="Standard" style:list-style-name="L3">
      <style:text-properties officeooo:rsid="0004f081" officeooo:paragraph-rsid="0004f081"/>
    </style:style>
    <style:style style:name="P20" style:family="paragraph" style:parent-style-name="Standard" style:list-style-name="L5">
      <style:text-properties fo:font-weight="normal" officeooo:rsid="000685ff" officeooo:paragraph-rsid="000685ff" style:font-weight-asian="normal" style:font-weight-complex="normal"/>
    </style:style>
    <style:style style:name="P21" style:family="paragraph" style:parent-style-name="Standard" style:list-style-name="L5">
      <style:text-properties fo:font-weight="normal" officeooo:rsid="0007b389" officeooo:paragraph-rsid="0007b389" style:font-weight-asian="normal" style:font-weight-complex="normal"/>
    </style:style>
    <style:style style:name="P22" style:family="paragraph" style:parent-style-name="Standard">
      <style:text-properties fo:font-weight="normal" officeooo:rsid="0007b389" officeooo:paragraph-rsid="0007b389" style:font-weight-asian="normal" style:font-weight-complex="normal"/>
    </style:style>
    <style:style style:name="P23" style:family="paragraph" style:parent-style-name="Standard">
      <style:text-properties fo:font-weight="normal" officeooo:rsid="000930b2" officeooo:paragraph-rsid="000930b2" style:font-weight-asian="normal" style:font-weight-complex="normal"/>
    </style:style>
    <style:style style:name="P24" style:family="paragraph" style:parent-style-name="Standard" style:list-style-name="L6">
      <style:text-properties fo:font-weight="normal" officeooo:rsid="000930b2" officeooo:paragraph-rsid="000930b2" style:font-weight-asian="normal" style:font-weight-complex="normal"/>
    </style:style>
    <style:style style:name="P25" style:family="paragraph" style:parent-style-name="Standard">
      <style:text-properties fo:font-weight="normal" officeooo:rsid="0009a2f0" officeooo:paragraph-rsid="0009a2f0" style:font-weight-asian="normal" style:font-weight-complex="normal"/>
    </style:style>
    <style:style style:name="P26" style:family="paragraph" style:parent-style-name="Standard" style:list-style-name="L7">
      <style:text-properties fo:font-weight="normal" officeooo:rsid="0009a2f0" officeooo:paragraph-rsid="0009a2f0" style:font-weight-asian="normal" style:font-weight-complex="normal"/>
    </style:style>
    <style:style style:name="P27" style:family="paragraph" style:parent-style-name="Standard" style:list-style-name="L10">
      <style:text-properties fo:font-weight="normal" officeooo:rsid="0009a2f0" officeooo:paragraph-rsid="000aecb1" style:font-weight-asian="normal" style:font-weight-complex="normal"/>
    </style:style>
    <style:style style:name="P28" style:family="paragraph" style:parent-style-name="Standard" style:list-style-name="L7">
      <style:text-properties fo:font-weight="normal" officeooo:rsid="0009b675" officeooo:paragraph-rsid="0009b675" style:font-weight-asian="normal" style:font-weight-complex="normal"/>
    </style:style>
    <style:style style:name="P29" style:family="paragraph" style:parent-style-name="Standard" style:list-style-name="L10">
      <style:text-properties fo:font-weight="normal" officeooo:rsid="000aecb1" officeooo:paragraph-rsid="000aecb1" style:font-weight-asian="normal" style:font-weight-complex="normal"/>
    </style:style>
    <style:style style:name="P30" style:family="paragraph" style:parent-style-name="Standard" style:list-style-name="L10">
      <style:text-properties fo:font-weight="normal" officeooo:rsid="000b148b" officeooo:paragraph-rsid="000b148b" style:font-weight-asian="normal" style:font-weight-complex="normal"/>
    </style:style>
    <style:style style:name="P31" style:family="paragraph" style:parent-style-name="Standard" style:list-style-name="L10">
      <style:text-properties fo:font-weight="normal" officeooo:rsid="000b148b" officeooo:paragraph-rsid="000b70ed" style:font-weight-asian="normal" style:font-weight-complex="normal"/>
    </style:style>
    <style:style style:name="P32" style:family="paragraph" style:parent-style-name="Standard">
      <style:text-properties fo:font-weight="normal" officeooo:rsid="000b148b" officeooo:paragraph-rsid="000b70ed" style:font-weight-asian="normal" style:font-weight-complex="normal"/>
    </style:style>
    <style:style style:name="P33" style:family="paragraph" style:parent-style-name="Standard" style:list-style-name="L11">
      <style:text-properties fo:font-weight="normal" officeooo:rsid="000b70ed" officeooo:paragraph-rsid="000b70ed" style:font-weight-asian="normal" style:font-weight-complex="normal"/>
    </style:style>
    <style:style style:name="P34" style:family="paragraph" style:parent-style-name="Standard">
      <style:text-properties fo:font-weight="normal" officeooo:rsid="000b70ed" officeooo:paragraph-rsid="000b70ed" style:font-weight-asian="normal" style:font-weight-complex="normal"/>
    </style:style>
    <style:style style:name="P35" style:family="paragraph" style:parent-style-name="Standard" style:list-style-name="L12">
      <style:text-properties fo:font-weight="normal" officeooo:rsid="000d66c6" officeooo:paragraph-rsid="000d66c6" style:font-weight-asian="normal" style:font-weight-complex="normal"/>
    </style:style>
    <style:style style:name="P36" style:family="paragraph" style:parent-style-name="Standard">
      <style:text-properties fo:font-weight="normal" officeooo:rsid="000d66c6" officeooo:paragraph-rsid="000d66c6" style:font-weight-asian="normal" style:font-weight-complex="normal"/>
    </style:style>
    <style:style style:name="P37" style:family="paragraph" style:parent-style-name="Standard" style:list-style-name="L13">
      <style:text-properties fo:font-weight="normal" officeooo:rsid="000e646e" officeooo:paragraph-rsid="000e646e" style:font-weight-asian="normal" style:font-weight-complex="normal"/>
    </style:style>
    <style:style style:name="P38" style:family="paragraph" style:parent-style-name="Standard" style:list-style-name="L13">
      <style:text-properties fo:font-weight="normal" officeooo:rsid="000e646e" officeooo:paragraph-rsid="000ecb3c" style:font-weight-asian="normal" style:font-weight-complex="normal"/>
    </style:style>
    <style:style style:name="P39" style:family="paragraph" style:parent-style-name="Standard">
      <style:text-properties fo:font-weight="normal" officeooo:rsid="000e646e" officeooo:paragraph-rsid="00119f27" style:font-weight-asian="normal" style:font-weight-complex="normal"/>
    </style:style>
    <style:style style:name="P40" style:family="paragraph" style:parent-style-name="Standard" style:list-style-name="L13">
      <style:text-properties fo:font-weight="normal" officeooo:rsid="000ecb3c" officeooo:paragraph-rsid="000ecb3c" style:font-weight-asian="normal" style:font-weight-complex="normal"/>
    </style:style>
    <style:style style:name="P41" style:family="paragraph" style:parent-style-name="Standard" style:list-style-name="L14">
      <style:text-properties fo:font-weight="normal" officeooo:rsid="000f84a2" officeooo:paragraph-rsid="000f84a2" style:font-weight-asian="normal" style:font-weight-complex="normal"/>
    </style:style>
    <style:style style:name="P42" style:family="paragraph" style:parent-style-name="Standard" style:list-style-name="L14">
      <style:text-properties fo:font-weight="normal" officeooo:rsid="0010adc3" officeooo:paragraph-rsid="0010adc3" style:font-weight-asian="normal" style:font-weight-complex="normal"/>
    </style:style>
    <style:style style:name="P43" style:family="paragraph" style:parent-style-name="Standard">
      <style:text-properties fo:font-weight="normal" officeooo:rsid="0010adc3" officeooo:paragraph-rsid="0010adc3" style:font-weight-asian="normal" style:font-weight-complex="normal"/>
    </style:style>
    <style:style style:name="P44" style:family="paragraph" style:parent-style-name="Standard">
      <style:text-properties fo:font-weight="normal" officeooo:rsid="00119f27" officeooo:paragraph-rsid="00119f27" style:font-weight-asian="normal" style:font-weight-complex="normal"/>
    </style:style>
    <style:style style:name="P45" style:family="paragraph" style:parent-style-name="Standard" style:list-style-name="L14">
      <style:text-properties fo:font-weight="normal" officeooo:rsid="00119f27" officeooo:paragraph-rsid="00119f27" style:font-weight-asian="normal" style:font-weight-complex="normal"/>
    </style:style>
    <style:style style:name="P46" style:family="paragraph" style:parent-style-name="Standard">
      <style:text-properties fo:font-weight="normal" officeooo:rsid="001298bb" officeooo:paragraph-rsid="001298bb" style:font-weight-asian="normal" style:font-weight-complex="normal"/>
    </style:style>
    <style:style style:name="P47" style:family="paragraph" style:parent-style-name="Standard" style:list-style-name="L16">
      <style:text-properties fo:font-weight="normal" officeooo:rsid="001298bb" officeooo:paragraph-rsid="001298bb" style:font-weight-asian="normal" style:font-weight-complex="normal"/>
    </style:style>
    <style:style style:name="P48" style:family="paragraph" style:parent-style-name="Standard">
      <style:text-properties fo:font-weight="normal" officeooo:rsid="0015a6a7" officeooo:paragraph-rsid="0015a6a7" style:font-weight-asian="normal" style:font-weight-complex="normal"/>
    </style:style>
    <style:style style:name="P49" style:family="paragraph" style:parent-style-name="Standard" style:list-style-name="L17">
      <style:text-properties fo:font-weight="normal" officeooo:rsid="0015a6a7" officeooo:paragraph-rsid="0015a6a7" style:font-weight-asian="normal" style:font-weight-complex="normal"/>
    </style:style>
    <style:style style:name="P50" style:family="paragraph" style:parent-style-name="Standard" style:list-style-name="L18">
      <style:text-properties fo:font-weight="normal" officeooo:rsid="0015a6a7" officeooo:paragraph-rsid="0015a6a7" style:font-weight-asian="normal" style:font-weight-complex="normal"/>
    </style:style>
    <style:style style:name="P51" style:family="paragraph" style:parent-style-name="Standard">
      <style:text-properties fo:font-weight="normal" officeooo:rsid="00175dc0" officeooo:paragraph-rsid="00175dc0" style:font-weight-asian="normal" style:font-weight-complex="normal"/>
    </style:style>
    <style:style style:name="P52" style:family="paragraph" style:parent-style-name="Standard" style:list-style-name="L19">
      <style:text-properties fo:font-weight="normal" officeooo:rsid="00175dc0" officeooo:paragraph-rsid="00175dc0" style:font-weight-asian="normal" style:font-weight-complex="normal"/>
    </style:style>
    <style:style style:name="P53" style:family="paragraph" style:parent-style-name="Standard">
      <style:text-properties fo:font-weight="normal" officeooo:rsid="00191675" officeooo:paragraph-rsid="00191675" style:font-weight-asian="normal" style:font-weight-complex="normal"/>
    </style:style>
    <style:style style:name="P54" style:family="paragraph" style:parent-style-name="Standard" style:list-style-name="L20">
      <style:text-properties fo:font-weight="normal" officeooo:rsid="00191675" officeooo:paragraph-rsid="00191675" style:font-weight-asian="normal" style:font-weight-complex="normal"/>
    </style:style>
    <style:style style:name="P55" style:family="paragraph" style:parent-style-name="Standard">
      <style:text-properties fo:font-weight="normal" officeooo:rsid="00193893" officeooo:paragraph-rsid="00193893" style:font-weight-asian="normal" style:font-weight-complex="normal"/>
    </style:style>
    <style:style style:name="P56" style:family="paragraph" style:parent-style-name="Standard" style:list-style-name="L21">
      <style:text-properties fo:font-weight="normal" officeooo:rsid="00193893" officeooo:paragraph-rsid="00193893" style:font-weight-asian="normal" style:font-weight-complex="normal"/>
    </style:style>
    <style:style style:name="P57" style:family="paragraph" style:parent-style-name="Standard" style:list-style-name="L22">
      <style:text-properties fo:font-weight="normal" officeooo:rsid="001ca508" officeooo:paragraph-rsid="001ca508" style:font-weight-asian="normal" style:font-weight-complex="normal"/>
    </style:style>
    <style:style style:name="P58" style:family="paragraph" style:parent-style-name="Standard">
      <style:text-properties fo:font-weight="normal" officeooo:rsid="001ca508" officeooo:paragraph-rsid="001ca508" style:font-weight-asian="normal" style:font-weight-complex="normal"/>
    </style:style>
    <style:style style:name="P59" style:family="paragraph" style:parent-style-name="Standard">
      <style:text-properties fo:font-weight="normal" officeooo:rsid="002007d9" officeooo:paragraph-rsid="002007d9" style:font-weight-asian="normal" style:font-weight-complex="normal"/>
    </style:style>
    <style:style style:name="P60" style:family="paragraph" style:parent-style-name="Standard" style:list-style-name="L23">
      <style:text-properties fo:font-weight="normal" officeooo:rsid="002007d9" officeooo:paragraph-rsid="002007d9" style:font-weight-asian="normal" style:font-weight-complex="normal"/>
    </style:style>
    <style:style style:name="P61" style:family="paragraph" style:parent-style-name="Standard">
      <style:text-properties fo:font-style="italic" fo:font-weight="normal" officeooo:rsid="0009a2f0" officeooo:paragraph-rsid="0009a2f0" style:font-style-asian="italic" style:font-weight-asian="normal" style:font-style-complex="italic" style:font-weight-complex="normal"/>
    </style:style>
    <style:style style:name="P62" style:family="paragraph" style:parent-style-name="Standard">
      <style:text-properties fo:font-style="normal" fo:font-weight="bold" officeooo:rsid="000aecb1" officeooo:paragraph-rsid="000aecb1" style:font-style-asian="normal" style:font-weight-asian="bold" style:font-style-complex="normal" style:font-weight-complex="bold"/>
    </style:style>
    <style:style style:name="P63" style:family="paragraph" style:parent-style-name="Standard" style:list-style-name="L10">
      <style:text-properties fo:font-style="normal" fo:font-weight="normal" officeooo:rsid="000aecb1" officeooo:paragraph-rsid="000aecb1" style:font-style-asian="normal" style:font-weight-asian="normal" style:font-style-complex="normal" style:font-weight-complex="normal"/>
    </style:style>
    <style:style style:name="P64" style:family="paragraph" style:parent-style-name="Standard" style:list-style-name="L10">
      <style:text-properties officeooo:paragraph-rsid="000aecb1"/>
    </style:style>
    <style:style style:name="P65" style:family="paragraph" style:parent-style-name="Standard" style:list-style-name="L10">
      <style:text-properties officeooo:rsid="000aecb1" officeooo:paragraph-rsid="000aecb1"/>
    </style:style>
    <style:style style:name="P66" style:family="paragraph" style:parent-style-name="Standard">
      <style:text-properties fo:font-size="10pt" fo:font-style="italic" fo:font-weight="normal" officeooo:rsid="0009a2f0" officeooo:paragraph-rsid="0009a2f0" style:font-size-asian="10pt" style:font-style-asian="italic" style:font-weight-asian="normal" style:font-size-complex="10pt" style:font-style-complex="italic" style:font-weight-complex="normal"/>
    </style:style>
    <style:style style:name="P67" style:family="paragraph" style:parent-style-name="Standard">
      <style:paragraph-properties fo:break-before="page"/>
      <style:text-properties fo:font-weight="bold" officeooo:rsid="0015a6a7" officeooo:paragraph-rsid="0015a6a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3ee03" style:font-weight-asian="normal" style:font-weight-complex="normal"/>
    </style:style>
    <style:style style:name="T3" style:family="text">
      <style:text-properties fo:font-weight="normal" officeooo:rsid="0004f081"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08f549"/>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aecb1" style:font-style-asian="normal" style:font-weight-asian="normal" style:font-style-complex="normal" style:font-weight-complex="normal"/>
    </style:style>
    <style:style style:name="T8" style:family="text">
      <style:text-properties fo:font-style="normal" fo:font-weight="normal" officeooo:rsid="000b148b"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0aecb1" style:font-style-asian="normal" style:font-style-complex="normal"/>
    </style:style>
    <style:style style:name="T11" style:family="text">
      <style:text-properties fo:font-style="normal" officeooo:rsid="000b148b" style:font-style-asian="normal" style:font-style-complex="normal"/>
    </style:style>
    <style:style style:name="T12" style:family="text">
      <style:text-properties fo:font-style="normal" officeooo:rsid="000d66c6" style:font-style-asian="normal" style:font-style-complex="normal"/>
    </style:style>
    <style:style style:name="T13" style:family="text">
      <style:text-properties fo:font-style="normal" officeooo:rsid="000ecb3c"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0b70e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4">Planck Weltraumteleskop</text:span></text:p>
      <text:list xml:id="list8088002305747056991" text:style-name="L3">
        <text:list-item>
          <text:p text:style-name="P16"><text:span text:style-name="T2">Raumsonde der ESA zur Erforschung der kosmischen Hintergrundstrahlung</text:span></text:p>
        </text:list-item>
        <text:list-item>
          <text:p text:style-name="P17"><text:span text:style-name="T1">Lissajous-Bahn um den Lagrange Punkt L2 des Erde-Sonne-Systems</text:span></text:p>
        </text:list-item>
        <text:list-item>
          <text:p text:style-name="P17"><text:span text:style-name="T1">2009 – 2013 ~ 4 Jahre Betriebszeit</text:span></text:p>
        </text:list-item>
        <text:list-item>
          <text:p text:style-name="P19"><text:span text:style-name="T1">30 Ghz - <text:s/>70 Ghz (LFI) und 100 – 857 Ghz (HFI)</text:span></text:p>
        </text:list-item>
        <text:list-item>
          <text:p text:style-name="P17"><text:span text:style-name="T1">Passiv Kühlung erreicht etwa 45 K</text:span></text:p>
        </text:list-item>
        <text:list-item>
          <text:p text:style-name="P17"><text:span text:style-name="T1">Das LFI Wasserstoff-Kühlung auf 20 K gekühlt. (Siedepunkt 21.15 K)</text:span></text:p>
        </text:list-item>
        <text:list-item>
          <text:p text:style-name="P17"><text:span text:style-name="T1">Das HFI <text:s/>Helium-Kühlung auf 4 K gekühlt. (Sidepunkte 4.15 K)</text:span></text:p>
        </text:list-item>
        <text:list-item>
          <text:p text:style-name="P17"><text:span text:style-name="T3">HFI Detektor </text:span><text:span text:style-name="T1">Mischung</text:span><text:span text:style-name="T3">skühlung</text:span><text:span text:style-name="T1"> von He-4 und He-3 </text:span><text:span text:style-name="T3">auf</text:span><text:span text:style-name="T1"> 0,1 K gekühlt</text:span></text:p>
        </text:list-item>
        <text:list-item>
          <text:p text:style-name="P19"><text:span text:style-name="T1">Höhe: 4,2 m; Durchmesser: max. 4,2 m; Startmasse: 1,921 t</text:span></text:p>
        </text:list-item>
        <text:list-item>
          <text:p text:style-name="P19"><text:span text:style-name="T1">Kühlflüssigkeit: 1500 l Helium</text:span></text:p>
        </text:list-item>
        <text:list-item>
          <text:p text:style-name="P19"><text:span text:style-name="T1">Gesamtkosten: 600 Mio. Euro</text:span></text:p>
        </text:list-item>
        <text:list-item>
          <text:p text:style-name="P19"><text:span text:style-name="T1">Von 2009 bis 2012 das kälteste Objekt im bekannten Weltraum</text:span></text:p>
        </text:list-item>
      </text:list>
      <text:p text:style-name="P18"><text:span text:style-name="T1"/></text:p>
      <text:p text:style-name="P1">Weltraumteleskope:</text:p>
      <text:list xml:id="list1779968631112483285" text:style-name="L4">
        <text:list-item>
          <text:p text:style-name="P2"><text:span text:style-name="T1">Teleskop, das sich außerhalb der störenden Erdatmosphäre im Weltraum</text:span></text:p>
        </text:list-item>
        <text:list-item>
          <text:p text:style-name="P2"><text:span text:style-name="T1">ehlende Luftunruhe und Zugang zu von der Atmosphäre verschluckten Bereichen elektromagnetischer Strahlung wie Gammas-, Röntgenstrahlung und Infrarotstrahlung.</text:span></text:p>
        </text:list-item>
        <text:list-item>
          <text:p text:style-name="P2"><text:span text:style-name="T1">Ermöglicht sehr lange Basislinien zum Beispiel in der Radiointerferometrie</text:span></text:p>
        </text:list-item>
        <text:list-item>
          <text:p text:style-name="P2"><text:span text:style-name="T1">Umlaufbahn um die Erde, Sonne oder die Lagrange-Punkte der Erdumlaufbahn</text:span></text:p>
        </text:list-item>
      </text:list>
      <text:p text:style-name="P1"><text:span text:style-name="T1"/></text:p>
      <text:p text:style-name="P3">Kosmologische Rotverschiebung:</text:p>
      <text:list xml:id="list7338158439954507167" text:style-name="L5">
        <text:list-item>
          <text:p text:style-name="P20">Mögliche Ursachen: Relativbewegung (Dopplereffekt); unterschiedliches Gravitationspotential (Relativität); <text:span text:style-name="T4">expandierende Universum (Kosmologie)</text:span></text:p>
        </text:list-item>
        <text:list-item>
          <text:p text:style-name="P20">Der Raum selbst dehnt sich aus; Gravitativ gebundene Objekte wie Galaxien oder Galaxienhaufen expandieren nicht.</text:p>
        </text:list-item>
        <text:list-item>
          <text:p text:style-name="P20">Dominiert ab ~ 300 Millionen Lichtjahren</text:p>
        </text:list-item>
        <text:list-item>
          <text:p text:style-name="P20">Fraunhoferlinien sind Absorptionslinien von Gasen im Spektrum der Sonne &gt; 500</text:p>
          <text:list>
            <text:list-item>
              <text:p text:style-name="P20">Zusammensetzung der Sterne</text:p>
            </text:list-item>
            <text:list-item>
              <text:p text:style-name="P20">Scheinbare Relativgeschwindigkeit</text:p>
            </text:list-item>
          </text:list>
        </text:list-item>
        <text:list-item>
          <text:p text:style-name="P21">Hubble-Konstante: gegenwärtige Rate der Expansion des Universums <text:span text:style-name="T5">~ 70 nm / (km a) zum Vergleich menschliches Haar ~ 70 micrometer</text:span></text:p>
        </text:list-item>
      </text:list>
      <text:p text:style-name="P22"/>
      <text:p text:style-name="P4">Unabhängige Entfernungbestimmung</text:p>
      <text:list xml:id="list6153255176084418035" text:style-name="L6">
        <text:list-item>
          <text:p text:style-name="P24">Pulsierende Sterne mit bekanntem Zusammenhang Periode und Leuchtkraft</text:p>
        </text:list-item>
        <text:list-item>
          <text:p text:style-name="P24">Supernova Type 1a: Phillips Beziehung Zusammenhang Verlauf Lichtkurve und Leuchtkraft</text:p>
        </text:list-item>
        <text:list-item>
          <text:p text:style-name="P24">Parallaxe: Hin und Herbwegen der Sterne aufgrund der Erdumlaufbahn (sehr klein)</text:p>
        </text:list-item>
        <text:list-item>
          <text:p text:style-name="P24">Tuller-Fisher-Beziehung: Zusammenhang Rotationsgeschw. Spiralgalaxie und Leuchtkraft</text:p>
        </text:list-item>
      </text:list>
      <text:p text:style-name="P23"/>
      <text:p text:style-name="P5">Kosmische Hintergrundstrahlung</text:p>
      <text:list xml:id="list3976363901727814663" text:style-name="L7">
        <text:list-item>
          <text:p text:style-name="P26">Mikrowellenstrahlung aus der Zeit etwa 380.000 Jahre nach dem Urknall</text:p>
        </text:list-item>
        <text:list-item>
          <text:p text:style-name="P26">Expansion kühlt Universum ab → Bildung von H bei 3000 Kelvin aus p+ und e-</text:p>
        </text:list-item>
        <text:list-item>
          <text:p text:style-name="P26">Intensitätsspektrum eines schwarzen Körpers <text:s/>mit einer Temperatur von heute 2,725 K</text:p>
        </text:list-item>
        <text:list-item>
          <text:p text:style-name="P28">Abweichungen O(0.1%) aufgrund Bewegung Erde und Dichteschwankungen im Universum</text:p>
        </text:list-item>
        <text:list-item>
          <text:p text:style-name="P26">Jeder cm^3 des Vakuums des Weltraums enthält durchschnittlich 400 Photonen vom Urknall</text:p>
        </text:list-item>
        <text:list-item>
          <text:p text:style-name="P26">Vorhergesagt in den 1940er</text:p>
        </text:list-item>
        <text:list-item>
          <text:p text:style-name="P26">Entdeckung zufällig 1964 durch Arno Penzias und Robert Woodrow Wilson beim Test einer neuen empfindlichen Antenne (Nobelpreis <text:s/>1978)</text:p>
        </text:list-item>
      </text:list>
      <text:p text:style-name="P25"/>
      <text:p text:style-name="P5"><text:soft-page-break/>Anekdote </text:p>
      <text:p text:style-name="P66">Zusammen mit Wilson arbeitete Penzias 1965 in Holmdel, im US-Bundesstaat New Jersey, mit Hilfe einer großen Funkantenne, die den Bell Laboratories gehörte. Dabei stießen die beiden auf ein störendes Hintergrundgeräusch, welches aus allen Richtungen und jederzeit gleich war. Die beiden suchten ein Jahr vergeblich nach der Ursache des ununterbrochenen Zischens, das ihre eigentliche experimentelle Arbeit unmöglich machte. Sie überprüften sämtliche Geräte und Schaltkreise, konnten aber keine Ursache ausfindig machen.</text:p>
      <text:p text:style-name="P66"/>
      <text:p text:style-name="P66">Robert Henry Dicke, der in der benachbarten Princeton University mit einer Arbeitsgruppe nach der Hintergrundstrahlung suchte, folgerte nach einem Telefonanruf der beiden, dass sie die von George Gamow vorhergesagte Strahlung zufällig gefunden hatten.</text:p>
      <text:p text:style-name="P61"/>
      <text:p text:style-name="P62">Expansion des Universums</text:p>
      <text:list xml:id="list2288723732374316276" text:style-name="L10">
        <text:list-item>
          <text:p text:style-name="P63">Grundlage ART von Albert Einstein</text:p>
          <text:list>
            <text:list-item>
              <text:p text:style-name="P64"><text:span text:style-name="T7">statisches Universum (Willem de Sitter und Einstein)</text:span></text:p>
            </text:list-item>
            <text:list-item>
              <text:p text:style-name="P64"><text:span text:style-name="T7">expandierenden oder <text:s/>kontrahierenden Universums (Friedmann-Gleichungen)</text:span></text:p>
            </text:list-item>
          </text:list>
        </text:list-item>
        <text:list-item>
          <text:p text:style-name="P65"><text:span text:style-name="T6">Urknall, dann vllt. Inflation (Homogenität, keine Raumkrümmung, Dichtefluktuationen für Galaxiebildung, keine magnetischen Monopole beobachtbar etc…) </text:span><text:span text:style-name="T8">10^-30 s</text:span></text:p>
        </text:list-item>
        <text:list-item>
          <text:p text:style-name="P65"><text:span text:style-name="T6">Primordiale Nukleosynthese: </text:span><text:span text:style-name="T8">Erste 5 Minuten: H, He, Li → Erklärt relative Häufigkeit der Elemente sehr gut!</text:span></text:p>
        </text:list-item>
        <text:list-item>
          <text:p text:style-name="P27"><text:span text:style-name="T10">Rekombination nach <text:s/></text:span><text:span text:style-name="T9">380.000 </text:span><text:span text:style-name="T10">Jahren (</text:span><text:span text:style-name="T11">Hintergrundstrahlung</text:span></text:p>
        </text:list-item>
        <text:list-item>
          <text:p text:style-name="P29"><text:span text:style-name="T9">Erste Sterne nach 400 Millionen Jahren, </text:span><text:span text:style-name="T11">erzeugen durch Supernovae schwerere Elemente</text:span></text:p>
        </text:list-item>
        <text:list-item>
          <text:p text:style-name="P30"><text:span text:style-name="T9">Galaxiebildung und weitere Generationen von Sternen</text:span></text:p>
        </text:list-item>
        <text:list-item>
          <text:p text:style-name="P31"><text:span text:style-name="T9">Planetenbildung (Erde 4.6 Milliarden Jahre alt)</text:span></text:p>
        </text:list-item>
      </text:list>
      <text:p text:style-name="P32"><text:span text:style-name="T9"/></text:p>
      <text:p text:style-name="P32"><text:span text:style-name="T15">Dunkle Materie:</text:span></text:p>
      <text:list xml:id="list32546712435479389" text:style-name="L11">
        <text:list-item>
          <text:p text:style-name="P33"><text:span text:style-name="T9">Schweizer Physiker und Astronom Fritz Zwicky 1933 (stieß auf breite Ablehnung)</text:span></text:p>
        </text:list-item>
        <text:list-item>
          <text:p text:style-name="P33"><text:span text:style-name="T9">Umlaufgeschwindigkeit der Sterne sollte Abnehmen mit wachsendem Abstand. Messungen der Doppler-Verschiebung zeigen, dass sie konstant bleibt oder sogar ansteigt</text:span></text:p>
        </text:list-item>
        <text:list-item>
          <text:p text:style-name="P33"><text:span text:style-name="T9">Beobachtete Stärke des Gravitationslinseneffekts</text:span></text:p>
        </text:list-item>
        <text:list-item>
          <text:p text:style-name="P33"><text:span text:style-name="T9">Wichtige Rolle bei der Struktur- und Galaxiebildung im Universum</text:span></text:p>
        </text:list-item>
        <text:list-item>
          <text:p text:style-name="P33"><text:span text:style-name="T9">Vergleichende Beobachtungen des Gravitationslinseneffekts, der Galaxienverteilung und der Röntgenemission im Bullet-Cluster </text:span><text:span text:style-name="T12">(zwei Galaxiehaufen die sich durchdringen) </text:span><text:span text:style-name="T9">im Jahr 2006 stellen den bislang stärksten Hinweis auf die Existenz Dunkler Materie dar.</text:span></text:p>
        </text:list-item>
      </text:list>
      <text:p text:style-name="P34"><text:span text:style-name="T9"/></text:p>
      <text:p text:style-name="P6"><text:span text:style-name="T9">Dunkle Energie:</text:span></text:p>
      <text:list xml:id="list6569079434285612597" text:style-name="L12">
        <text:list-item>
          <text:p text:style-name="P35"><text:span text:style-name="T9">Zunahme der Expansionsgeschwindigkeit (Nobelpreis 2011)</text:span></text:p>
        </text:list-item>
        <text:list-item>
          <text:p text:style-name="P35"><text:span text:style-name="T9">Erklärung für die Flachheit des Universums sein (Winkelsumme eines Dreiecks 180°)</text:span></text:p>
        </text:list-item>
        <text:list-item>
          <text:p text:style-name="P35"><text:span text:style-name="T9">Erklärung z.B. Vakuumsenergie (z.B. Higgs → falsch), Inflation, kosmologische Konstante</text:span></text:p>
        </text:list-item>
      </text:list>
      <text:p text:style-name="P36"><text:span text:style-name="T9"/></text:p>
      <text:p text:style-name="P7"><text:span text:style-name="T9">Gravitationswellen:</text:span></text:p>
      <text:list xml:id="list2401011807129233935" text:style-name="L13">
        <text:list-item>
          <text:p text:style-name="P37"><text:span text:style-name="T9">Welle in der Raumzeit, die durch eine beschleunigte Masse ausgelöst wird</text:span></text:p>
        </text:list-item>
        <text:list-item>
          <text:p text:style-name="P37"><text:span text:style-name="T9">Neutronensterne und Schwarze Löcher</text:span></text:p>
        </text:list-item>
        <text:list-item>
          <text:p text:style-name="P38"><text:span text:style-name="T9">LIGO: 14. September 2015 nahezu zeitgleich mit 7 ms Differenz in den beiden LIGO-Observatorien </text:span><text:span text:style-name="T13">Hanford (Washington) und in Livingston (Louisiana) </text:span><text:span text:style-name="T9">in den USA beobachtet.</text:span></text:p>
        </text:list-item>
        <text:list-item>
          <text:p text:style-name="P40"><text:span text:style-name="T9">Observatorien, etwa 3000 km voneinander entfernt sind: Licht benötigt 10 ms.</text:span></text:p>
        </text:list-item>
        <text:list-item>
          <text:p text:style-name="P37"><text:span text:style-name="T9">Abstand 1,3 Milliarden Lichtjahren: Zwei schwarze Löcher mit 29 und 36 Sonnenmassen kreisten umeinander und fusionierten zu Schwarzen Loch von 62 Sonnenmassen, drei Sonnenmassen an Energie wurden in Form von Gravitationswellen abgestrahlt</text:span></text:p>
        </text:list-item>
        <text:list-item>
          <text:p text:style-name="P40"><text:span text:style-name="T9">L-förmiges Ultrahochvakuumsystem mit einer Schenkellänge von jeweils vier Kilometern, in dem ein Laser-Interferometer. </text:span></text:p>
        </text:list-item>
        <text:list-item>
          <text:p text:style-name="P40"><text:span text:style-name="T9">Laserstrahl von 20 W Leistung: Halbdurchlässiger Spiegel → <text:s/>700 W (Laserpointer 3mW).</text:span></text:p>
        </text:list-item>
        <text:list-item>
          <text:p text:style-name="P40"><text:span text:style-name="T9">Sensitiv auf Längenänderungen 10^−22 m oder Zehntausendstel des Protonendurchmessers.</text:span></text:p>
        </text:list-item>
      </text:list>
      <text:p text:style-name="P8"><text:soft-page-break/><text:span text:style-name="T9">Large Hadron Collider</text:span></text:p>
      <text:list xml:id="list4822666459097284359" text:style-name="L14">
        <text:list-item>
          <text:p text:style-name="P41"><text:span text:style-name="T9">Planung und Bau über 10.000 Wissenschaftler/Techniker aus über 100 Staaten</text:span></text:p>
        </text:list-item>
        <text:list-item>
          <text:p text:style-name="P41"><text:span text:style-name="T9">26,7 Kilometer langer Tunnel: Protonen oder Blei-Kerne werden kollidiert</text:span></text:p>
        </text:list-item>
        <text:list-item>
          <text:p text:style-name="P41"><text:span text:style-name="T9">Dipolmagnete: Hochvakuum, 8.3 Tesla, Gekühlt auf 1.9 K mit flüssigem Helium</text:span></text:p>
        </text:list-item>
        <text:list-item>
          <text:p text:style-name="P41"><text:span text:style-name="T9">Gezeiten verändern den Umfang des Rings um etwa 1 mm verändern, auch der Wasserstand des Genfer Sees und andere Störeinflüsse von außen müssen berücksichtigt werden.</text:span></text:p>
        </text:list-item>
        <text:list-item>
          <text:p text:style-name="P41"><text:span text:style-name="T9">4 Hauptexperimente: CMS, Atlas, LHCb, ALICE</text:span></text:p>
        </text:list-item>
        <text:list-item>
          <text:p text:style-name="P41"><text:span text:style-name="T9">Bau des Tunnels 1980er für LEP; Start des Baus 2000; Fertigstellung 2008</text:span></text:p>
        </text:list-item>
        <text:list-item>
          <text:p text:style-name="P41"><text:span text:style-name="T9">Nach 9 Tagen: Schweißnaht einer supraleitenden Verbindung hielt der Belastung nicht stand und zerstörte einen Heliumtank des Kühlsystems, dessen Explosion wiederum einen der 30 Tonnen schweren Magnete um einen halben Meter verschob. → 1 Jahr Stillstand</text:span></text:p>
        </text:list-item>
        <text:list-item>
          <text:p text:style-name="P41"><text:span text:style-name="T9">2013: Entdeckung des Higgs Bosons</text:span></text:p>
        </text:list-item>
        <text:list-item>
          <text:p text:style-name="P42"><text:span text:style-name="T9">Produzierte Datenmenge ca 30 Peta Byte pro Jahr</text:span></text:p>
        </text:list-item>
        <text:list-item>
          <text:p text:style-name="P45"><text:span text:style-name="T9">Kosten: 3 Milliarden + Experimente (~ 0.5 Milliarden für jedes)</text:span></text:p>
        </text:list-item>
        <text:list-item>
          <text:p text:style-name="P45"><text:span text:style-name="T9">Wasserstoffflasche → Linac 2 (50 MeV)→ Booster (1.4 GeV)→ PS (25 GeV)→ SPS (450 GeV) → LHC (14 TeV)</text:span></text:p>
        </text:list-item>
        <text:list-item>
          <text:p text:style-name="P45"><text:span text:style-name="T9">Pro Strahl ca. 350 Megajoule = <text:s/>400 Tonnen schweren Zug mit 150 km/h</text:span></text:p>
        </text:list-item>
      </text:list>
      <text:p text:style-name="P44"><text:span text:style-name="T9"/></text:p>
      <text:p text:style-name="P9"><text:span text:style-name="T9">CMS Detektor:</text:span></text:p>
      <text:list xml:id="list1129108823018146902" text:style-name="L16">
        <text:list-item>
          <text:p text:style-name="P47"><text:span text:style-name="T9">5800 Personen aus etwa 200 wissenschaftlichen Instituten</text:span></text:p>
        </text:list-item>
        <text:list-item>
          <text:p text:style-name="P47"><text:span text:style-name="T9">Compact (Zylinderform, 21 m lang, 15 m Durchmesser, ca. 14.000 Tonnen)</text:span></text:p>
        </text:list-item>
        <text:list-item>
          <text:p text:style-name="P47"><text:span text:style-name="T9">Muon ( Myonspuren können gut vermessen werden)</text:span></text:p>
        </text:list-item>
        <text:list-item>
          <text:p text:style-name="P47"><text:span text:style-name="T9">Solenoid: 4 T (13 m lang, 6 m Durchmesser, mit supraleitenden Niob-Titan-Spule).</text:span></text:p>
        </text:list-item>
        <text:list-item>
          <text:p text:style-name="P47"><text:span text:style-name="T9">Silizium Pixeldetektor (0.01 mm); Silizium Streifendetektor (0.1 mm); Kalorimeter aus Bleiwolframat-Kristallen; hadronisches Kalorimeter aus Messing (aus russischen Artillerie-Granatenhülsen); Magnetspule mit Myonkammern.</text:span></text:p>
        </text:list-item>
      </text:list>
      <text:p text:style-name="P46"><text:span text:style-name="T9"/></text:p>
      <text:p text:style-name="P15"><text:span text:style-name="T9">Standardmodell:</text:span></text:p>
      <text:list xml:id="list124913852709900744" text:style-name="L23">
        <text:list-item>
          <text:p text:style-name="P60"><text:span text:style-name="T9">J/psi 1974 war von großer Bedeutung, weil damit die Existenz eines vierten Quarks, des Charm-Quarks (Samuel Ting Brookhaven, Burton Richter SLAC) Nobelpreis 1976</text:span></text:p>
        </text:list-item>
        <text:list-item>
          <text:p text:style-name="P60"><text:span text:style-name="T9">Υ wurde 1977 am Fermilab von der E288-Gruppe unter Leon Max Lederman; Belle und BaBar Experiment nutzen es zu Bestätigung des CKM Mechanismus (Makoto Kobayashi, Toshihide Maskawa Nobelpreis 2008)</text:span></text:p>
        </text:list-item>
        <text:list-item>
          <text:p text:style-name="P60"><text:span text:style-name="T9">Z Boson: Vorhergesagt 1960er Jahren von Sheldon Glashow, Abdus Salam und Steven (Nobelpreise 1979); Entdeckt indirekt Gargamelle-Experiment am CERN bei der elastischen Neutrino-Streuung an Elektronen beobachtet; direkte 1983, SppS mit UA1 und UA2 <text:s/>(Carlo Rubbia und Simon van der Meer Nobelpreis 1984)</text:span></text:p>
        </text:list-item>
        <text:list-item>
          <text:p text:style-name="P60"><text:span text:style-name="T9">X(3872) exotisches Teilchen entdeckt 2003 von Belle: Meson-Molekül oder Tetraquark</text:span></text:p>
        </text:list-item>
      </text:list>
      <text:p text:style-name="P59"><text:span text:style-name="T9"/></text:p>
      <text:p text:style-name="P43"><text:span text:style-name="T9"/></text:p>
      <text:p text:style-name="P39"><text:span text:style-name="T9"/></text:p>
      <text:p text:style-name="P67"><text:span text:style-name="T9">Heinrich Hertz</text:span></text:p>
      <text:list xml:id="list8303551562279245659" text:style-name="L17">
        <text:list-item>
          <text:p text:style-name="P49"><text:span text:style-name="T9">Heinrich Rudolf Hertz (* 22. Februar 1857 in Hamburg; † 1. Januar 1894 in Bonn) </text:span></text:p>
        </text:list-item>
        <text:list-item>
          <text:p text:style-name="P49"><text:span text:style-name="T9">1886 erstmals nachweis elektromagnetische Wellen im Experiment</text:span></text:p>
        </text:list-item>
        <text:list-item>
          <text:p text:style-name="P49"><text:span text:style-name="T9">Grundlage für die Entwicklung der drahtlosen Kommunikation und des Radios</text:span></text:p>
        </text:list-item>
      </text:list>
      <text:p text:style-name="P48"><text:span text:style-name="T9"/></text:p>
      <text:p text:style-name="P10"><text:span text:style-name="T9">Otto Lehmann</text:span></text:p>
      <text:list xml:id="list5773269147913445091" text:style-name="L18">
        <text:list-item>
          <text:p text:style-name="P50"><text:span text:style-name="T9">Otto Lehmann (* 13. Januar 1855 in Konstanz; † 17. Juni 1922 in Karlsruhe)</text:span></text:p>
        </text:list-item>
        <text:list-item>
          <text:p text:style-name="P50"><text:span text:style-name="T9">Untersuchte <text:s/>Kristallwachstum und Modifikationsänderungen kristalliner Substanzen</text:span></text:p>
        </text:list-item>
        <text:list-item>
          <text:p text:style-name="P50"><text:span text:style-name="T9">Untersuchung von flüssigen Kristallen und entdeckung mehr als 100 solcher Stoffe</text:span></text:p>
        </text:list-item>
        <text:list-item>
          <text:p text:style-name="P50"><text:span text:style-name="T9">LCD: Ändern der Lichtbrechung durch Anlegen elektrischer Felder</text:span></text:p>
        </text:list-item>
      </text:list>
      <text:p text:style-name="P48"><text:span text:style-name="T9"/></text:p>
      <text:p text:style-name="P11"><text:span text:style-name="T9">Albert Einstein</text:span></text:p>
      <text:list xml:id="list7751735461393096590" text:style-name="L19">
        <text:list-item>
          <text:p text:style-name="P52"><text:span text:style-name="T9">Albert Einstein (* 14. März 1879 in Ulm; † 18. April 1955 in Princeton, USA)</text:span></text:p>
        </text:list-item>
        <text:list-item>
          <text:p text:style-name="P52"><text:span text:style-name="T9">1915 publizierte er die allgemeine Relativitätstheorie.</text:span></text:p>
        </text:list-item>
        <text:list-item>
          <text:p text:style-name="P52"><text:span text:style-name="T9">Global Positioning System (GPS) <text:s/>~30 Satelliten jeder mit Atomuhr</text:span></text:p>
        </text:list-item>
        <text:list-item>
          <text:p text:style-name="P52"><text:span text:style-name="T9">Geringeres Gravitationspotential lässt die Zeit schneller vergehen, die Bahnbewegung der Satelliten relativ zu einem ruhenden Beobachter auf der Erde verzögert sie.</text:span></text:p>
        </text:list-item>
        <text:list-item>
          <text:p text:style-name="P52"><text:span text:style-name="T9">Berücksichtigung von ART Effekten erlaubt Positions </text:span><text:span text:style-name="T14">und</text:span><text:span text:style-name="T9"> Zeitbestimmung (4 Satelliten)</text:span></text:p>
        </text:list-item>
      </text:list>
      <text:p text:style-name="P51"><text:span text:style-name="T9"/></text:p>
      <text:p text:style-name="P12"><text:span text:style-name="T9">John Bardeen</text:span></text:p>
      <text:list xml:id="list1337115000882957548" text:style-name="L20">
        <text:list-item>
          <text:p text:style-name="P54"><text:span text:style-name="T9">John Bardeen (* 23. Mai 1908 in Madison, Wisconsin; † 30. Januar 1991 in Boston) </text:span></text:p>
        </text:list-item>
        <text:list-item>
          <text:p text:style-name="P54"><text:span text:style-name="T9">Zweimaliger Nobelpreisträger in Physik</text:span></text:p>
        </text:list-item>
        <text:list-item>
          <text:p text:style-name="P54"><text:span text:style-name="T9">23. Dezember 1947 Entdeckung des Transistoreffekt in Germaniumkristallen</text:span></text:p>
        </text:list-item>
        <text:list-item>
          <text:p text:style-name="P54"><text:span text:style-name="T9">Konstruktion des ersten Bipolartransistor → Miniaturisierung → <text:s/>elektronische Revolution </text:span></text:p>
        </text:list-item>
        <text:list-item>
          <text:p text:style-name="P54"><text:span text:style-name="T9">Nobelpreis 1956</text:span></text:p>
        </text:list-item>
        <text:list-item>
          <text:p text:style-name="P54"><text:span text:style-name="T9">BCS (Bardeen, Cooper, Schrieffer) Theorie für Supraleitung → Nobelpreis 1972</text:span></text:p>
        </text:list-item>
        <text:list-item>
          <text:p text:style-name="P54"><text:span text:style-name="T9">Heutige Prozessoren und Grafikkarten O(Milliarden Transistoren) z.B. Geforce GTX Titan 7 Milliarden Transistoren</text:span></text:p>
        </text:list-item>
      </text:list>
      <text:p text:style-name="P53"><text:span text:style-name="T9"/></text:p>
      <text:p text:style-name="P13"><text:span text:style-name="T9">Tim Berners-Lee</text:span></text:p>
      <text:list xml:id="list5418728195414632759" text:style-name="L21">
        <text:list-item>
          <text:p text:style-name="P56"><text:span text:style-name="T9">Sir Timothy John Berners-Lee (* 8. Juni 1955 in London) </text:span></text:p>
        </text:list-item>
        <text:list-item>
          <text:p text:style-name="P56"><text:span text:style-name="T9">1990 Konzept für ein weltweites Hypertext-Projekt: Seitenbeschreibungssprache HTML, das Transferprotokoll HTTP, die URL (der Name kam allerdings erst später), den ersten Browser WorldWideWeb und den ersten Webserver CERN httpd</text:span></text:p>
        </text:list-item>
        <text:list-item>
          <text:p text:style-name="P56"><text:span text:style-name="T9">Erste Webpräsenz, </text:span><text:a xlink:type="simple" xlink:href="http://info.cern.ch/" text:style-name="Internet_20_link" text:visited-style-name="Visited_20_Internet_20_Link"><text:span text:style-name="T9">http://info.cern.ch</text:span></text:a></text:p>
        </text:list-item>
        <text:list-item>
          <text:p text:style-name="P56"><text:span text:style-name="T9">Die erste einfache Suchmaschine</text:span></text:p>
        </text:list-item>
        <text:list-item>
          <text:p text:style-name="P56"><text:span text:style-name="T9">Er hat seine Ideen und technischen Umsetzungen nicht patentiert, sondern frei weitergegeben</text:span></text:p>
        </text:list-item>
      </text:list>
      <text:p text:style-name="P55"><text:span text:style-name="T9"/></text:p>
      <text:p text:style-name="P14"><text:span text:style-name="T9">CRISPR/Cas</text:span></text:p>
      <text:list xml:id="list5147748923897861565" text:style-name="L22">
        <text:list-item>
          <text:p text:style-name="P57"><text:span text:style-name="T9">Die CRISPR/Cas-Methode (Clustered Regularly Interspaced Short Palindromic Repeats) ist eine biochemische Methode, um DNA gezielt zu schneiden und zu verändern (Genome Editing). Gene können mit dem CRISPR/Cas-System eingefügt, entfernt oder ausgeschaltet werden, auch Nukleotide in einem Gen können geändert werden.</text:span></text:p>
        </text:list-item>
        <text:list-item>
          <text:p text:style-name="P57"><text:span text:style-name="T9">Emmanuelle Marie Charpentier (* 11. Dezember 1968 in Juvisy-sur-Orge, Frankreich)</text:span></text:p>
        </text:list-item>
        <text:list-item>
          <text:p text:style-name="P57"><text:span text:style-name="T9">Direktorin am Berliner Max-Planck-Institut für Infektionsbiologie und seit 2017 Leiterin der „Max-Planck-Forschungsstelle für die Wissenschaft der Pathogene“ in Berlin</text:span></text:p>
        </text:list-item>
        <text:list-item>
          <text:p text:style-name="P57"><text:span text:style-name="T9">Jennifer A. Doudna Cate (* 1964) ist eine amerikanische Biochemikerin und Molekularbiologin an der University of California, Berkeley.</text:span></text:p>
        </text:list-item>
      </text:list>
      <text:p text:style-name="P5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5T23:29:32.081137994</meta:creation-date>
    <meta:generator>LibreOffice/5.2.7.2$Linux_X86_64 LibreOffice_project/20m0$Build-2</meta:generator>
    <dc:date>2017-07-16T02:11:57.348902331</dc:date>
    <meta:editing-duration>PT2H19S</meta:editing-duration>
    <meta:editing-cycles>23</meta:editing-cycles>
    <meta:document-statistic meta:table-count="0" meta:image-count="0" meta:object-count="0" meta:page-count="4" meta:paragraph-count="129" meta:word-count="1526" meta:character-count="10843" meta:non-whitespace-character-count="9534"/>
  </office:meta>
</office:document-meta>
</file>